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158466" draw:textarea-horizontal-align="justify" draw:textarea-vertical-align="middle" draw:auto-grow-height="false" fo:min-height="2.55cm" fo:min-width="5.1cm"/>
    </style:style>
    <style:style style:name="gr3" style:family="graphic" style:parent-style-name="standard" style:list-style-name="L1">
      <style:graphic-properties draw:fill-color="#158466" draw:textarea-horizontal-align="justify" draw:textarea-vertical-align="middle" draw:auto-grow-height="false" fo:min-height="2.55cm" fo:min-width="5.1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 style:list-style-name="L1">
      <style:graphic-properties draw:fill-color="#158466" draw:textarea-horizontal-align="justify" draw:textarea-vertical-align="middle" draw:auto-grow-height="false" fo:min-height="2.55cm" fo:min-width="5.1cm"/>
    </style:style>
    <style:style style:name="gr6" style:family="graphic" style:parent-style-name="standard">
      <style:graphic-properties draw:textarea-horizontal-align="justify" draw:textarea-vertical-align="middle" draw:auto-grow-height="false" fo:min-height="0.6cm" fo:min-width="1.198cm"/>
    </style:style>
    <style:style style:name="gr7" style:family="graphic" style:parent-style-name="standard">
      <style:graphic-properties draw:textarea-horizontal-align="justify" draw:textarea-vertical-align="middle" draw:auto-grow-height="false" fo:min-height="0.6cm" fo:min-width="1.764cm"/>
    </style:style>
    <style:style style:name="gr8" style:family="graphic" style:parent-style-name="standard">
      <style:graphic-properties draw:textarea-horizontal-align="justify" draw:textarea-vertical-align="middle" draw:auto-grow-height="false" fo:min-height="0.6cm" fo:min-width="1.904cm"/>
    </style:style>
    <style:style style:name="gr9" style:family="graphic" style:parent-style-name="standard">
      <style:graphic-properties draw:textarea-horizontal-align="justify" draw:textarea-vertical-align="middle" draw:auto-grow-height="false" fo:min-height="0.6cm" fo:min-width="3.03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1" style:family="graphic" style:parent-style-name="standard">
      <style:graphic-properties draw:fill-color="#999999" draw:textarea-horizontal-align="justify" draw:textarea-vertical-align="middle" draw:auto-grow-height="false" fo:min-height="1.15cm" fo:min-width="0.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41cm"/>
    </style:style>
    <style:style style:name="gr13" style:family="graphic" style:parent-style-name="standard">
      <style:graphic-properties draw:textarea-horizontal-align="justify" draw:textarea-vertical-align="middle" draw:auto-grow-height="false" fo:min-height="0.6cm" fo:min-width="2.046cm"/>
    </style:style>
    <style:style style:name="gr14" style:family="graphic" style:parent-style-name="standard">
      <style:graphic-properties draw:textarea-horizontal-align="justify" draw:textarea-vertical-align="middle" draw:auto-grow-height="false" fo:min-height="0.6cm" fo:min-width="2.754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margin-left="0cm" fo:margin-right="0cm" fo:text-align="center" fo:text-indent="0cm" style:text-autospace="ideograph-alpha" style:punctuation-wrap="hanging"/>
    </style:style>
    <style:style style:name="P4" style:family="paragraph">
      <loext:graphic-properties draw:fill-color="#158466"/>
      <style:paragraph-properties fo:text-align="center"/>
      <style:text-properties fo:color="#ffffff"/>
    </style:style>
    <style:style style:name="P5" style:family="paragraph">
      <loext:graphic-properties draw:fill-color="#158466"/>
      <style:paragraph-properties fo:margin-left="0cm" fo:margin-right="0cm" fo:text-align="center" fo:text-indent="0cm" style:text-autospace="ideograph-alpha" style:punctuation-wrap="hanging"/>
      <style:text-properties fo:color="#ffffff" style:font-name="Source Sans Pro2" fo:font-size="18pt" style:letter-kerning="true" style:font-name-asian="源ノ角ゴシック Normal2" style:font-size-asian="16pt" style:font-name-complex="FreeSans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ffffff" style:font-name="Source Sans Pro2" fo:font-size="18pt" style:letter-kerning="true" style:font-name-asian="源ノ角ゴシック Normal2" style:font-size-asian="16pt" style:font-name-complex="FreeSans" style:font-size-complex="18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01cm" presentation:class="title" presentation:user-transformed="true">
          <draw:text-box>
            <text:p>Mockup Datenbank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Praktikum „Fahrrad in Hamburg“</text:p>
            <text:p>Universität Hamburg</text:p>
            <text:p>Felix, Matz, Marc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achlichkeiten/Entitäten (1/2)</text:p>
          </draw:text-box>
        </draw:frame>
        <draw:frame presentation:style-name="pr5" draw:text-style-name="P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Benutzer</text:span></text:p>
                <text:list>
                  <text:list-item>
                    <text:p><text:span text:style-name="T1">Id : PK (auto increment)</text:span></text:p>
                  </text:list-item>
                  <text:list-item>
                    <text:p><text:span text:style-name="T1">Name : string</text:span></text:p>
                  </text:list-item>
                  <text:list-item>
                    <text:p><text:span text:style-name="T1">E-Mail : string</text:span></text:p>
                  </text:list-item>
                  <text:list-item>
                    <text:p><text:span text:style-name="T1">Passwort : string</text:span></text:p>
                  </text:list-item>
                </text:list>
              </text:list-item>
              <text:list-item>
                <text:p><text:span text:style-name="T1">Meldung / Beitrag</text:span></text:p>
                <text:list>
                  <text:list-item>
                    <text:p><text:span text:style-name="T1">Id : PK (auto increment)</text:span></text:p>
                  </text:list-item>
                  <text:list-item>
                    <text:p><text:span text:style-name="T1">Name / Art : string</text:span></text:p>
                  </text:list-item>
                  <text:list-item>
                    <text:p><text:span text:style-name="T1">Beschreibung : string</text:span></text:p>
                  </text:list-item>
                  <text:list-item>
                    <text:p><text:span text:style-name="T1">Standort – FK</text:span></text:p>
                  </text:list-item>
                  <text:list-item>
                    <text:p><text:span text:style-name="T1">Strecke - FK </text:span></text:p>
                  </text:list-item>
                  <text:list-item>
                    <text:p><text:span text:style-name="T1">Benutzer - F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achlichkeiten/Entitäten (2/2)</text:p>
          </draw:text-box>
        </draw:frame>
        <draw:frame presentation:style-name="pr5" draw:text-style-name="P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Strecke</text:span></text:p>
                <text:list>
                  <text:list-item>
                    <text:p><text:span text:style-name="T1">Id : PK (auto increment)</text:span></text:p>
                  </text:list-item>
                  <text:list-item>
                    <text:p><text:span text:style-name="T1">Startpunkt : Standort</text:span></text:p>
                  </text:list-item>
                  <text:list-item>
                    <text:p><text:span text:style-name="T1">Endpunkt : Standort</text:span></text:p>
                  </text:list-item>
                </text:list>
              </text:list-item>
              <text:list-item>
                <text:p><text:span text:style-name="T1">Standort</text:span></text:p>
                <text:list>
                  <text:list-item>
                    <text:p><text:span text:style-name="T1">Id : PK (auto increment)</text:span></text:p>
                  </text:list-item>
                  <text:list-item>
                    <text:p><text:span text:style-name="T1">X-Koordinate : double</text:span></text:p>
                  </text:list-item>
                  <text:list-item>
                    <text:p><text:span text:style-name="T1">Y-Koordinate : dou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lationales Datenbankschema</text:p>
          </draw:text-box>
        </draw:frame>
        <draw:custom-shape draw:style-name="gr2" draw:text-style-name="P4" xml:id="id1" draw:id="id1" draw:layer="layout" svg:width="5.6cm" svg:height="2.8cm" svg:x="1.6cm" svg:y="10.8cm">
          <text:p text:style-name="P3"><text:span text:style-name="T2">Ben</text:span><text:span text:style-name="T2">utz</text:span><text:span text:style-name="T2">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5.6cm" svg:height="2.8cm" svg:x="12.2cm" svg:y="6cm">
          <text:p text:style-name="P3"><text:span text:style-name="T2">Mel</text:span><text:span text:style-name="T2">dun</text:span><text:span text:style-name="T2">g / </text:span></text:p>
          <text:p text:style-name="P3"><text:span text:style-name="T2">Beit</text:span><text:span text:style-name="T2">rag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7.2cm" svg:y1="12.2cm" svg:x2="12.2cm" svg:y2="7.4cm" draw:start-shape="id1" draw:start-glue-point="1" draw:end-shape="id2" draw:end-glue-point="3" svg:d="M7200 12200h2500v-4800h2500" svg:viewBox="0 0 5001 4801">
          <text:p/>
        </draw:connector>
        <draw:custom-shape draw:style-name="gr5" draw:text-style-name="P5" xml:id="id4" draw:id="id4" draw:layer="layout" svg:width="5.6cm" svg:height="2.8cm" svg:x="12.2cm" svg:y="12.6cm">
          <text:p text:style-name="P3"><text:span text:style-name="T2">Str</text:span><text:span text:style-name="T2">ec</text:span><text:span text:style-name="T2">k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5.6cm" svg:height="2.8cm" svg:x="19.6cm" svg:y="12.6cm">
          <text:p text:style-name="P3"><text:span text:style-name="T2">Stando</text:span><text:span text:style-name="T2">rt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7.8cm" svg:y1="7.4cm" svg:x2="22.4cm" svg:y2="12.6cm" draw:start-shape="id2" draw:start-glue-point="1" draw:end-shape="id3" draw:end-glue-point="0" svg:d="M17800 7400h4600v5200" svg:viewBox="0 0 4601 5201">
          <text:p/>
        </draw:connector>
        <draw:connector draw:style-name="gr4" draw:text-style-name="P6" draw:layer="layout" svg:x1="15cm" svg:y1="8.8cm" svg:x2="15cm" svg:y2="12.6cm" draw:start-shape="id2" draw:start-glue-point="2" draw:end-shape="id4" draw:end-glue-point="0" svg:d="M15000 8800v3800" svg:viewBox="0 0 1 3801">
          <text:p/>
        </draw:connector>
        <draw:connector draw:style-name="gr4" draw:text-style-name="P6" draw:layer="layout" draw:line-skew="1.299cm" svg:x1="15cm" svg:y1="15.4cm" svg:x2="22.4cm" svg:y2="15.4cm" draw:start-shape="id4" draw:start-glue-point="2" draw:end-shape="id3" draw:end-glue-point="2" svg:d="M15000 15400v1800h7400v-1800" svg:viewBox="0 0 7401 1801">
          <text:p/>
        </draw:connector>
        <draw:custom-shape draw:style-name="gr6" draw:text-style-name="P6" xml:id="id5" draw:id="id5" draw:layer="layout" svg:width="2.4cm" svg:height="1.2cm" svg:x="4cm" svg:y="9cm">
          <text:p text:style-name="P6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6" draw:id="id6" draw:layer="layout" svg:width="2.4cm" svg:height="1.2cm" svg:x="1cm" svg:y="14cm">
          <text:p text:style-name="P6">E-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7" draw:id="id7" draw:layer="layout" svg:width="3.2cm" svg:height="1.2cm" svg:x="4.6cm" svg:y="14cm">
          <text:p text:style-name="P6">Passw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5.2cm" svg:y1="10.2cm" svg:x2="4.4cm" svg:y2="10.8cm" draw:start-shape="id5" draw:start-glue-point="8" draw:end-shape="id1" draw:end-glue-point="0" svg:d="M5200 10200v300h-800v300" svg:viewBox="0 0 801 601">
          <text:p/>
        </draw:connector>
        <draw:connector draw:style-name="gr4" draw:text-style-name="P6" draw:layer="layout" svg:x1="2.2cm" svg:y1="14cm" svg:x2="4.4cm" svg:y2="13.6cm" draw:start-shape="id6" draw:start-glue-point="4" draw:end-shape="id1" draw:end-glue-point="2" svg:d="M2200 14000v-200h2200v-200" svg:viewBox="0 0 2201 401">
          <text:p/>
        </draw:connector>
        <draw:connector draw:style-name="gr4" draw:text-style-name="P6" draw:layer="layout" svg:x1="6.2cm" svg:y1="14cm" svg:x2="4.4cm" svg:y2="13.6cm" draw:start-shape="id7" draw:start-glue-point="4" draw:end-shape="id1" draw:end-glue-point="2" svg:d="M6200 14000v-200h-1800v-200" svg:viewBox="0 0 1801 401">
          <text:p/>
        </draw:connector>
        <draw:custom-shape draw:style-name="gr8" draw:text-style-name="P6" xml:id="id8" draw:id="id8" draw:layer="layout" svg:width="3.4cm" svg:height="1.2cm" svg:x="10.9cm" svg:y="4.6cm">
          <text:p text:style-name="P6">Name/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9" draw:id="id9" draw:layer="layout" svg:width="5cm" svg:height="1.2cm" svg:x="15.8cm" svg:y="4.6cm">
          <text:p text:style-name="P6">Beschreibu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1.4cm" svg:height="0.988cm" svg:x="7.4cm" svg:y="11.2cm">
          <draw:text-box>
            <text:p>1</text:p>
          </draw:text-box>
        </draw:frame>
        <draw:custom-shape draw:style-name="gr11" draw:text-style-name="P8" draw:layer="layout" svg:width="2.6cm" svg:height="2.8cm" svg:x="8.4cm" svg:y="8.4cm">
          <text:p text:style-name="P6">melde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7" draw:layer="layout" svg:width="1.4cm" svg:height="0.988cm" svg:x="11.2cm" svg:y="7.412cm">
          <draw:text-box>
            <text:p>*</text:p>
          </draw:text-box>
        </draw:frame>
        <draw:custom-shape draw:style-name="gr11" draw:text-style-name="P8" draw:layer="layout" svg:width="2.6cm" svg:height="2.8cm" svg:x="13.8cm" svg:y="9.4cm">
          <text:p text:style-name="P6">liegt</text:p>
          <text:p text:style-name="P6">au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7" draw:layer="layout" svg:width="1.8cm" svg:height="0.988cm" svg:x="13cm" svg:y="11.6cm">
          <draw:text-box>
            <text:p>1</text:p>
          </draw:text-box>
        </draw:frame>
        <draw:frame draw:style-name="gr10" draw:text-style-name="P7" draw:layer="layout" svg:width="1.2cm" svg:height="0.988cm" svg:x="13.4cm" svg:y="9cm">
          <draw:text-box>
            <text:p>*</text:p>
          </draw:text-box>
        </draw:frame>
        <draw:frame draw:style-name="gr12" draw:text-style-name="P9" draw:layer="layout" svg:width="18.6cm" svg:height="1.991cm" svg:x="0.8cm" svg:y="18cm">
          <draw:text-box>
            <text:p><text:span text:style-name="T3">Lesebeispiel</text:span><text:span text:style-name="T4">:</text:span></text:p>
            <text:p><text:span text:style-name="T4">Ein Benutzer meldet beliebig viele Meldungen.</text:span></text:p>
            <text:p><text:span text:style-name="T4">Eine Meldung wird von einem Benutzer gemeldet.</text:span></text:p>
          </draw:text-box>
        </draw:frame>
        <draw:connector draw:style-name="gr4" draw:text-style-name="P6" xml:id="id10" draw:id="id10" draw:layer="layout" svg:x1="12.6cm" svg:y1="5.8cm" svg:x2="15cm" svg:y2="6cm" draw:start-shape="id8" draw:start-glue-point="8" draw:end-shape="id2" draw:end-glue-point="0" svg:d="M12600 5800v100h2400v100" svg:viewBox="0 0 2401 201">
          <text:p/>
        </draw:connector>
        <draw:connector draw:style-name="gr4" draw:text-style-name="P6" draw:layer="layout" draw:line-skew="-0.701cm" svg:x1="16.532cm" svg:y1="5.625cm" svg:x2="13.8cm" svg:y2="5.9cm" draw:start-shape="id9" draw:start-glue-point="7" draw:end-shape="id10" draw:end-glue-point="0" svg:d="M16532 5625v175h-2732v100" svg:viewBox="0 0 2733 276">
          <text:p/>
        </draw:connector>
        <draw:custom-shape draw:style-name="gr11" draw:text-style-name="P8" draw:layer="layout" svg:width="2.6cm" svg:height="2.8cm" svg:x="21.2cm" svg:y="7.4cm">
          <text:p text:style-name="P6">liegt</text:p>
          <text:p text:style-name="P6">au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7" draw:layer="layout" svg:width="1.2cm" svg:height="0.988cm" svg:x="23.8cm" svg:y="11.6cm">
          <draw:text-box>
            <text:p>1</text:p>
          </draw:text-box>
        </draw:frame>
        <draw:frame draw:style-name="gr10" draw:text-style-name="P7" draw:layer="layout" svg:width="1cm" svg:height="0.988cm" svg:x="18.2cm" svg:y="6.6cm">
          <draw:text-box>
            <text:p>*</text:p>
          </draw:text-box>
        </draw:frame>
        <draw:custom-shape draw:style-name="gr11" draw:text-style-name="P8" draw:layer="layout" svg:width="2.6cm" svg:height="2.8cm" svg:x="17.8cm" svg:y="15.8cm">
          <text:p text:style-name="P6">h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7" draw:layer="layout" svg:width="1.2cm" svg:height="0.988cm" svg:x="23.8cm" svg:y="15.8cm">
          <draw:text-box>
            <text:p>2</text:p>
          </draw:text-box>
        </draw:frame>
        <draw:frame draw:style-name="gr10" draw:text-style-name="P7" draw:layer="layout" svg:width="1.4cm" svg:height="0.988cm" svg:x="13.4cm" svg:y="15.6cm">
          <draw:text-box>
            <text:p>*</text:p>
          </draw:text-box>
        </draw:frame>
        <draw:custom-shape draw:style-name="gr13" draw:text-style-name="P6" xml:id="id11" draw:id="id11" draw:layer="layout" svg:width="3.6cm" svg:height="1.2cm" svg:x="6.6cm" svg:y="16.4cm">
          <text:p text:style-name="P6">Startpunk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12" draw:id="id12" draw:layer="layout" svg:width="3.2cm" svg:height="1.2cm" svg:x="10.6cm" svg:y="16.4cm">
          <text:p text:style-name="P6">Endpunk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8.4cm" svg:y1="16.4cm" svg:x2="12.2cm" svg:y2="14cm" draw:start-shape="id11" draw:start-glue-point="4" draw:end-shape="id4" draw:end-glue-point="3" svg:d="M8400 16400v-2400h3800" svg:viewBox="0 0 3801 2401">
          <text:p/>
        </draw:connector>
        <draw:connector draw:style-name="gr4" draw:text-style-name="P6" draw:layer="layout" draw:line-skew="3.501cm" svg:x1="12.2cm" svg:y1="16.4cm" svg:x2="12.2cm" svg:y2="14cm" draw:start-shape="id12" draw:start-glue-point="4" draw:end-shape="id4" draw:end-glue-point="3" svg:d="M12200 16400v-800h-2101v-1600h2101" svg:viewBox="0 0 2102 2401">
          <text:p/>
        </draw:connector>
        <draw:custom-shape draw:style-name="gr14" draw:text-style-name="P6" xml:id="id13" draw:id="id13" draw:layer="layout" svg:width="4.6cm" svg:height="1.2cm" svg:x="20.2cm" svg:y="17.4cm">
          <text:p text:style-name="P6">X-Koordin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xml:id="id14" draw:id="id14" draw:layer="layout" svg:width="4.6cm" svg:height="1.2cm" svg:x="20.2cm" svg:y="18.6cm">
          <text:p text:style-name="P6">Y-Koordin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4.8cm" svg:y1="18cm" svg:x2="25.2cm" svg:y2="14cm" draw:start-shape="id13" draw:start-glue-point="10" draw:end-shape="id3" draw:end-glue-point="1" svg:d="M24800 18000h901v-4000h-501" svg:viewBox="0 0 902 4001">
          <text:p/>
        </draw:connector>
        <draw:connector draw:style-name="gr4" draw:text-style-name="P6" draw:layer="layout" svg:x1="24.8cm" svg:y1="19.2cm" svg:x2="25.2cm" svg:y2="14cm" draw:start-shape="id14" draw:start-glue-point="10" draw:end-shape="id3" draw:end-glue-point="1" svg:d="M24800 19200h901v-5200h-501" svg:viewBox="0 0 902 5201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echnologie</text:p>
          </draw:text-box>
        </draw:frame>
        <draw:frame presentation:style-name="pr5" draw:text-style-name="P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Offen für Vorschläge :-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6T12:18:14.435847579</meta:creation-date>
    <meta:editing-duration>PT2H46S</meta:editing-duration>
    <meta:editing-cycles>28</meta:editing-cycles>
    <meta:generator>LibreOffice/6.1.5.2$Linux_X86_64 LibreOffice_project/10$Build-2</meta:generator>
    <dc:title>Midnightblue</dc:title>
    <dc:date>2020-05-13T16:07:46.817186174</dc:date>
    <meta:document-statistic meta:object-count="106"/>
  </office:meta>
</office:document-meta>
</file>